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inherit" svg:font-family="inherit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295cm" fo:margin-left="0.85cm" fo:margin-right="0.854cm" table:align="margins"/>
    </style:style>
    <style:style style:name="Tableau1.A" style:family="table-column">
      <style:table-column-properties style:column-width="4.117cm" style:rel-column-width="17640*"/>
    </style:style>
    <style:style style:name="Tableau1.B" style:family="table-column">
      <style:table-column-properties style:column-width="4.443cm" style:rel-column-width="19038*"/>
    </style:style>
    <style:style style:name="Tableau1.C" style:family="table-column">
      <style:table-column-properties style:column-width="2.434cm" style:rel-column-width="10429*"/>
    </style:style>
    <style:style style:name="Tableau1.D" style:family="table-column">
      <style:table-column-properties style:column-width="1.808cm" style:rel-column-width="7746*"/>
    </style:style>
    <style:style style:name="Tableau1.E" style:family="table-column">
      <style:table-column-properties style:column-width="2.492cm" style:rel-column-width="10682*"/>
    </style:style>
    <style:style style:name="Tableau1.A1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au1.A2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Bitstream Vera Sans"/>
    </style:style>
    <style:style style:name="P3" style:family="paragraph" style:parent-style-name="Standard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Bitstream Vera Sans" fo:font-size="10.5pt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style:font-name="Bitstream Vera Sans" fo:font-size="10.5pt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Bitstream Vera Sans" fo:font-size="10.5pt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Bitstream Vera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fo:color="#006b6b" style:font-name="Bitstream Vera Sans" fo:font-size="18pt" fo:font-weight="normal" fo:background-color="transparent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6b6b" style:font-name="Bitstream Vera Sans" fo:font-size="18pt" fo:font-weight="normal" fo:background-color="transparent" style:font-size-asian="18pt" style:font-weight-asian="normal" style:font-size-complex="18pt" style:font-weight-complex="normal"/>
    </style:style>
    <style:style style:name="P17" style:family="paragraph" style:parent-style-name="Text_20_body">
      <style:paragraph-properties fo:margin-top="0cm" fo:margin-bottom="0cm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>
      <style:text-properties style:font-name="Bitstream Vera Sans"/>
    </style:style>
    <style:style style:name="P22" style:family="paragraph" style:parent-style-name="Standard">
      <style:paragraph-properties fo:text-align="justify" style:justify-single-word="false"/>
      <style:text-properties style:font-name="Bitstream Vera Sans"/>
    </style:style>
    <style:style style:name="P23" style:family="paragraph" style:parent-style-name="Standard">
      <style:paragraph-properties fo:text-align="justify" style:justify-single-word="false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text-properties style:font-name="Bitstream Vera Sans" fo:font-size="10.5pt" style:font-size-asian="10.5pt" style:font-size-complex="10.5pt"/>
    </style:style>
    <style:style style:name="P27" style:family="paragraph" style:parent-style-name="Standard" style:list-style-name="L1">
      <style:text-properties style:font-name="Bitstream Vera Sans" fo:font-size="10.5pt" style:font-size-asian="10.5pt" style:font-size-complex="10.5pt"/>
    </style:style>
    <style:style style:name="P28" style:family="paragraph" style:parent-style-name="Standard" style:list-style-name="L2">
      <style:text-properties style:font-name="Bitstream Vera Sans" fo:font-size="10.5pt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style:font-name="Bitstream Vera Sans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Bitstream Vera Sans"/>
    </style:style>
    <style:style style:name="P31" style:family="paragraph" style:parent-style-name="Standard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font-name="Bitstream Vera Sans"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font-name="Bitstream Vera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Bitstream Vera Sans" fo:font-size="10.5pt" style:font-size-asian="10.5pt" style:font-size-complex="10.5pt"/>
    </style:style>
    <style:style style:name="T3" style:family="text">
      <style:text-properties style:font-name="Bitstream Vera Sans" fo:font-size="10.5pt" fo:font-style="italic" fo:font-weight="normal" style:font-size-asian="10.5pt" style:font-weight-asian="normal" style:font-size-complex="10.5pt" style:font-weight-complex="normal"/>
    </style:style>
    <style:style style:name="T4" style:family="text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Bitstream Vera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33% 80%"/>
    </style:style>
    <style:style style:name="T10" style:family="text">
      <style:text-properties style:text-line-through-style="solid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er-wrapper">
        <text:section text:style-name="Sect1" text:name="header-wrapper-2">
          <text:section text:style-name="Sect1" text:name="header">
            <text:section text:style-name="Sect1" text:name="logo">
              <text:p text:style-name="P11">07/02/2010 - mmSAR <text:s/>Documentation</text:p>
              <text:p text:style-name="P1"/>
              <text:p text:style-name="P13"/>
              <text:p text:style-name="P13"/>
              <text:p text:style-name="P13">The mmSAR R package</text:p>
              <text:p text:style-name="P20"><text:bookmark text:name="site-slogan"/>multimodel Species-Area Relationships</text:p>
              <text:p text:style-name="P22"/>
              <text:p text:style-name="P22"/>
              <text:p text:style-name="P22"/>
              <text:p text:style-name="P22"/>
              <text:p text:style-name="P1"><text:span text:style-name="T4">mmSAR</text:span><text:span text:style-name="T5"> is an </text:span><text:a xlink:type="simple" xlink:href="http://www.r-project.org/R" office:target-frame-name="_new" xlink:show="replace">R</text:a><text:span text:style-name="T5"> package for the modelling of the Species-Area Relationship (SAR). The </text:span><text:span text:style-name="T4">mmSAR</text:span><text:span text:style-name="T5"> package implements the multimodel SAR paradigm and provides ecologists with user friendly functions fit SAR models and calculate multimodel SAR inference.</text:span></text:p>
              <text:p text:style-name="P23"/>
              <text:p text:style-name="P1"/>
            </text:section>
          </text:section>
        </text:section>
      </text:section>
      <text:section text:style-name="Sect1" text:name="content-wrapper">
        <text:section text:style-name="Sect1" text:name="featured-wrapper">
          <text:section text:style-name="Sect1" text:name="featured">
            <text:section text:style-name="Sect2" text:name="main-wrapper">
              <text:section text:style-name="Sect2" text:name="main">
                <text:p text:style-name="P30"/>
                <text:p text:style-name="P30"><draw:frame draw:style-name="fr1" draw:name="images1" text:anchor-type="as-char" svg:width="15.325cm" svg:height="3.54cm" draw:z-index="1"><draw:image xlink:href="http://127.0.0.1/doc_home.png" xlink:type="simple" xlink:show="embed" xlink:actuate="onLoad"/></draw:frame></text:p>
                <text:p text:style-name="P4">Objects of the mmSAR package (data sets, models, optimization function and model averaging function).</text:p>
                <text:p text:style-name="P2"/>
                <text:p text:style-name="P2"/>
                <text:p text:style-name="P2"/>
                <text:p text:style-name="P3">mmSAR overview</text:p>
                <text:p text:style-name="P3"/>
                <text:p text:style-name="P1"><text:span text:style-name="T4">mmSAR</text:span><text:span text:style-name="T5"> is a flexible and scalable implementation of the multimodel SAR framework for species-area datasets (</text:span><text:a xlink:type="simple" xlink:href="http://127.0.0.1/publications.html">Guilhaumon et al. 2008</text:a><text:span text:style-name="T5">).</text:span></text:p>
                <text:p text:style-name="P23"/>
                <text:p text:style-name="P1"><text:span text:style-name="T4">mmSAR</text:span><text:span text:style-name="T5"> implements the basic elements of the multimodel inference paradigm (</text:span><text:a xlink:type="simple" xlink:href="http://127.0.0.1/publications.html">Burnham &amp; Anderson, 2002</text:a><text:span text:style-name="T5">) with simple R list-objects and functions. The package is scalable and users can easily create their own model and data objects.</text:span></text:p>
                <text:p text:style-name="P23"/>
                <text:p text:style-name="P1"><text:span text:style-name="T5">If you are new to multimodel inference or non linear SAR fitting, a good start is the </text:span><text:a xlink:type="simple" xlink:href="http://127.0.0.1/publications.html">Guilhaumon et al. (2008)</text:a><text:span text:style-name="T5"> paper (freely available at the PNAS website), particularly the methods section and the supplementary material </text:span><text:span text:style-name="T5"><draw:a xlink:type="simple" xlink:href="http://www.pnas.org/content/suppl/2008/10/01/0803610105.DCSupplemental/0803610105SI.pdf" office:target-frame-name="_blank" xlink:show="new"><draw:frame draw:style-name="fr2" draw:name="images2" text:anchor-type="as-char" svg:width="0.494cm" svg:height="0.494cm" draw:z-index="0"><draw:image xlink:href="http://127.0.0.1/pdf.png" xlink:type="simple" xlink:show="embed" xlink:actuate="onLoad"/><svg:title>link to supporting information at the PNAS website</svg:title></draw:frame></draw:a></text:span><text:span text:style-name="T5">.</text:span></text:p>
                <text:p text:style-name="P23"/>
                <text:p text:style-name="P14"><text:span text:style-name="T5">In order to use </text:span><text:span text:style-name="T4">mmSAR</text:span><text:span text:style-name="T5">, a basic knowledge of R is expected. R and related documentations can be downloaded at </text:span><text:a xlink:type="simple" xlink:href="http://www.r-project.org/">http://www.r-project.org/</text:a><text:span text:style-name="T5">.</text:span></text:p>
                <text:p text:style-name="P14"><text:span text:style-name="T5"><text:line-break/>Although </text:span><text:span text:style-name="T4">mmSAR</text:span><text:span text:style-name="T5"> is user friendly, the knowledge of some concepts such as </text:span><text:span text:style-name="T3">functions</text:span><text:span text:style-name="T5"> and some R objects types such as </text:span><text:span text:style-name="T3">lists</text:span><text:span text:style-name="T5"> is required.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3"><text:soft-page-break/>Installation</text:p>
                <text:p text:style-name="P2"/>
                <text:p text:style-name="P5">To install the <text:span text:style-name="T8">mmSAR</text:span> package directly within R :</text:p>
                <text:p text:style-name="P5"/>
                <text:p text:style-name="P10">install.packages("mmSAR", repos="http://R-Forge.R-project.org")</text:p>
                <text:p text:style-name="P5"/>
                <text:p text:style-name="P32">You need an internet connexion and administrators privileges under linux to do this.</text:p>
                <text:p text:style-name="P32"/>
                <text:p text:style-name="P32">Whenever you do not have admin rights on the system you are running R, you can install the package locally.</text:p>
                <text:p text:style-name="P32"/>
                <text:p text:style-name="P32">Assuming you own a directly located at 'myPackagesDirectoryPath', you can install the mmSAR package locally in the 'myPackagesDirectory' directory using the 'lib' argument of the 'install.packages' function :</text:p>
                <text:p text:style-name="P32"/>
                <text:p text:style-name="P5"><text:span text:style-name="T10">install.packages("mmSAR", repos="</text:span><text:a xlink:type="simple" xlink:href="http://R-Forge.R-project.org/"><text:span text:style-name="T10">http://R-Forge.R-project.org</text:span></text:a><text:span text:style-name="T10">", lib="myPackagesDirectoryPath")</text:span></text:p>
                <text:p text:style-name="P5"/>
                <text:p text:style-name="P32">After, when loading the <text:span text:style-name="T8">mmSAR</text:span> package, use the 'lib.loc' argument of the 'library' function to find the package :</text:p>
                <text:p text:style-name="P32"/>
                <text:p text:style-name="P33">library(mmSAR, lib.loc="myPackagesDirectoryPath")</text:p>
                <text:p text:style-name="P2"/>
                <text:p text:style-name="P29">[recent versions of R propose directly the creation of such a local library]</text:p>
                <text:p text:style-name="P5"/>
                <text:p text:style-name="P2"/>
                <text:p text:style-name="P2"/>
                <text:p text:style-name="P3">mmSAR usage</text:p>
                <text:p text:style-name="P5"/>
                <text:p text:style-name="P6">Loading mmSAR</text:p>
                <text:p text:style-name="P6"/>
                <text:p text:style-name="P14"><text:span text:style-name="T5">After </text:span><text:a xlink:type="simple" xlink:href="http://127.0.0.1/documentation_install.html">installation</text:a><text:span text:style-name="T5">, load mmSAR :</text:span></text:p>
                <text:p text:style-name="P5"/>
                <text:p text:style-name="P10">library(mmSAR)</text:p>
                <text:p text:style-name="P6"/>
                <text:p text:style-name="P6"/>
                <text:p text:style-name="P6">Use case 1 : the simple case.</text:p>
                <text:p text:style-name="P18"/>
                <text:p text:style-name="P18"><draw:frame draw:style-name="fr1" draw:name="images3" text:anchor-type="as-char" svg:width="11.469cm" svg:height="5.385cm" draw:z-index="2"><draw:image xlink:href="http://127.0.0.1/doc_use1.png" xlink:type="simple" xlink:show="embed" xlink:actuate="onLoad"/></draw:frame></text:p>
                <text:p text:style-name="P14"><text:span text:style-name="T5">Basic non linear SAR model fits are obtained with the </text:span><text:a xlink:type="simple" xlink:href="http://127.0.0.1/documentation_functions.html">rssoptim</text:a><text:span text:style-name="T5"> function, this function takes for arguments a </text:span><text:a xlink:type="simple" xlink:href="http://127.0.0.1/documentation_models.html">model object</text:a><text:span text:style-name="T5"> and a </text:span><text:a xlink:type="simple" xlink:href="http://127.0.0.1/documentation_datasets.html">data set object</text:a><text:span text:style-name="T5">. Further arguments are available (see </text:span><text:a xlink:type="simple" xlink:href="http://127.0.0.1/documentation_functions.html">'Functions'</text:a><text:span text:style-name="T5">). A basic run :</text:span></text:p>
                <text:p text:style-name="P5"/>
                <text:p text:style-name="P14"><text:span text:style-name="T6">#loading the exponential model<text:line-break/>data(expo)<text:line-break/></text:span><text:soft-page-break/><text:span text:style-name="T6"><text:line-break/>#loading the Galapagos Islands plants data set (</text:span><text:a xlink:type="simple" xlink:href="http://127.0.0.1/publications.html">Preston, 1962</text:a><text:span text:style-name="T6">)<text:line-break/>data(data.glap)<text:line-break/><text:line-break/>#fitting the exponential model to the Galapagos dataset<text:line-break/>res &lt;- rssoptim(expo,data.galap)</text:span></text:p>
                <text:p text:style-name="P6"/>
                <text:p text:style-name="P6">Use case 2 : multimodel SARs.</text:p>
                <text:p text:style-name="Text_20_body"/>
                <text:p text:style-name="P18"><draw:frame draw:style-name="fr1" draw:name="images4" text:anchor-type="as-char" svg:width="10.74cm" svg:height="5.325cm" draw:z-index="4"><draw:image xlink:href="http://127.0.0.1/doc_use2.png" xlink:type="simple" xlink:show="embed" xlink:actuate="onLoad"/></draw:frame></text:p>
                <text:p text:style-name="P14"><text:span text:style-name="T5">Multimodel SAR fits are obtained with the </text:span><text:a xlink:type="simple" xlink:href="http://127.0.0.1/documentation_functions.html">multiSAR</text:a><text:span text:style-name="T5"> function, this function takes for arguments a vector of character strings for model names and a </text:span><text:a xlink:type="simple" xlink:href="http://127.0.0.1/documentation_datasets.html">data set object</text:a><text:span text:style-name="T5">. Further arguments are available (see </text:span><text:a xlink:type="simple" xlink:href="http://127.0.0.1/documentation_functions.html">'Functions'</text:a><text:span text:style-name="T5">). A basic run :</text:span></text:p>
                <text:p text:style-name="P5"/>
                <text:p text:style-name="P14"><text:span text:style-name="T6">#loading all available models<text:line-break/>data(power)<text:line-break/>data(expo)<text:line-break/>data(negexpo)<text:line-break/>data(monod)<text:line-break/>data(ratio)<text:line-break/>data(logist)<text:line-break/>data(lomolino)<text:line-break/>data(weibull)<text:line-break/><text:line-break/>#loading the Galapagos Islands plants data set (</text:span><text:a xlink:type="simple" xlink:href="http://127.0.0.1/publications.html">Preston, 1962</text:a><text:span text:style-name="T6">)<text:line-break/>data(data.glap)<text:line-break/><text:line-break/>#creating a vector of model names<text:line-break/>mods = c("power","expo","negexpo","monod","logist","ratio","lomolino","weibull")<text:line-break/><text:line-break/>#fitting all the models to the Galapagos dataset and perform multimodel averaging<text:line-break/>resAverage &lt;- multiSAR(modelList=mods,data.galap)</text:span></text:p>
                <text:p text:style-name="P10"/>
                <text:p text:style-name="P2"/>
                <text:p text:style-name="P2"><text:bookmark text:name="main-wrapper"/></text:p>
                <text:section text:style-name="Sect2" text:name="Section1">
                  <text:section text:style-name="Sect2" text:name="Section2">
                    <text:p text:style-name="P3"><text:bookmark text:name="main"/>Data sets</text:p>
                    <text:p text:style-name="P3"/>
                    <text:p text:style-name="P18"><draw:frame draw:style-name="fr1" draw:name="images5" text:anchor-type="as-char" svg:width="3.521cm" svg:height="3.207cm" draw:z-index="5"><draw:image xlink:href="http://127.0.0.1/doc_datasets.png" xlink:type="simple" xlink:show="embed" xlink:actuate="onLoad"/></draw:frame></text:p>
                    <text:p text:style-name="P17"/>
                    <text:p text:style-name="P19"><text:soft-page-break/>A description of available example data sets is expected shortly. The example data sets names are :<text:line-break/>data.arr<text:line-break/>data.atl<text:line-break/>data.galap<text:line-break/>data.glea<text:line-break/>data.gleas</text:p>
                    <text:p text:style-name="P7"><text:span text:style-name="T8">mmSAR</text:span> handle SAR data sets as list-objects. A data set is a list of 2 elements : </text:p>
                    <text:list xml:id="list797477377" text:style-name="L1">
                      <text:list-item>
                        <text:p text:style-name="P27"><text:span text:style-name="T7">$name</text:span> : a character string specifying the name of the data set</text:p>
                      </text:list-item>
                      <text:list-item>
                        <text:p text:style-name="P27"><text:span text:style-name="T7">$data</text:span> : a R data.frame object with 2 columns :</text:p>
                        <text:list>
                          <text:list-item>
                            <text:p text:style-name="P27"><text:span text:style-name="T7">$a</text:span> : a numeric vector of areas</text:p>
                          </text:list-item>
                          <text:list-item>
                            <text:p text:style-name="P27"><text:span text:style-name="T7">$s</text:span> : a numeric vector of species richness </text:p>
                          </text:list-item>
                        </text:list>
                      </text:list-item>
                    </text:list>
                    <text:p text:style-name="Text_20_body"/>
                    <text:p text:style-name="Standard"><text:span text:style-name="T2">mmSAR provide some example data sets, for example to load a species-area dataset describing the plants of the Galapagos Islands (</text:span><text:a xlink:type="simple" xlink:href="http://127.0.0.1/publications.html">Preston, 1962</text:a><text:span text:style-name="T2">) use :</text:span></text:p>
                    <text:p text:style-name="P7"/>
                    <text:p text:style-name="P19">load(data.galap)</text:p>
                  </text:section>
                </text:section>
                <text:p text:style-name="P2"/>
                <text:p text:style-name="P2"><text:bookmark text:name="main-wrapper1"/></text:p>
                <text:section text:style-name="Sect2" text:name="Section3">
                  <text:section text:style-name="Sect2" text:name="Section4">
                    <text:p text:style-name="P3"/>
                    <text:p text:style-name="P3"><text:bookmark text:name="main1"/>Models</text:p>
                    <text:p text:style-name="P3"/>
                    <text:p text:style-name="P18"><draw:frame draw:style-name="fr1" draw:name="images6" text:anchor-type="as-char" svg:width="2.584cm" svg:height="2.944cm" draw:z-index="3"><draw:image xlink:href="http://127.0.0.1/doc_models.png" xlink:type="simple" xlink:show="embed" xlink:actuate="onLoad"/></draw:frame></text:p>
                    <text:p text:style-name="Text_20_body"/>
                    <text:p text:style-name="P7">Currently, mmSAR handles 8 non linear SAR models such as the power SAR model and others :</text:p>
                    <text:p text:style-name="P7"/>
                    <table:table table:name="Tableau1" table:style-name="Tableau1">
                      <table:table-column table:style-name="Tableau1.A"/>
                      <table:table-column table:style-name="Tableau1.B"/>
                      <table:table-column table:style-name="Tableau1.C"/>
                      <table:table-column table:style-name="Tableau1.D"/>
                      <table:table-column table:style-name="Tableau1.E"/>
                      <table:table-row>
                        <table:table-cell table:style-name="Tableau1.A1" office:value-type="string">
                          <text:p text:style-name="P9">Name </text:p>
                        </table:table-cell>
                        <table:table-cell table:style-name="Tableau1.A1" office:value-type="string">
                          <text:p text:style-name="P9">Formula </text:p>
                        </table:table-cell>
                        <table:table-cell table:style-name="Tableau1.A1" office:value-type="string">
                          <text:p text:style-name="P8">Parameters </text:p>
                        </table:table-cell>
                        <table:table-cell table:style-name="Tableau1.A1" office:value-type="string">
                          <text:p text:style-name="P8">Shape </text:p>
                        </table:table-cell>
                        <table:table-cell table:style-name="Tableau1.A1" office:value-type="string">
                          <text:p text:style-name="P8">Asymptotic 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power</text:p>
                        </table:table-cell>
                        <table:table-cell table:style-name="Tableau1.A2" office:value-type="string">
                          <text:p text:style-name="P9">S = cA<text:span text:style-name="T9">z</text:span></text:p>
                        </table:table-cell>
                        <table:table-cell table:style-name="Tableau1.A2" office:value-type="string">
                          <text:p text:style-name="P8">2</text:p>
                        </table:table-cell>
                        <table:table-cell table:style-name="Tableau1.A2" office:value-type="string">
                          <text:p text:style-name="P8">convex</text:p>
                        </table:table-cell>
                        <table:table-cell table:style-name="Tableau1.A2" office:value-type="string">
                          <text:p text:style-name="P8">no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exponential</text:p>
                        </table:table-cell>
                        <table:table-cell table:style-name="Tableau1.A2" office:value-type="string">
                          <text:p text:style-name="P9">S = c + zlog(A)</text:p>
                        </table:table-cell>
                        <table:table-cell table:style-name="Tableau1.A2" office:value-type="string">
                          <text:p text:style-name="P8">2</text:p>
                        </table:table-cell>
                        <table:table-cell table:style-name="Tableau1.A2" office:value-type="string">
                          <text:p text:style-name="P8">convex</text:p>
                        </table:table-cell>
                        <table:table-cell table:style-name="Tableau1.A2" office:value-type="string">
                          <text:p text:style-name="P8">no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negative exponential</text:p>
                        </table:table-cell>
                        <table:table-cell table:style-name="Tableau1.A2" office:value-type="string">
                          <text:p text:style-name="P9">S = c(1 - exp(-zA))</text:p>
                        </table:table-cell>
                        <table:table-cell table:style-name="Tableau1.A2" office:value-type="string">
                          <text:p text:style-name="P8">2</text:p>
                        </table:table-cell>
                        <table:table-cell table:style-name="Tableau1.A2" office:value-type="string">
                          <text:p text:style-name="P8">convex</text:p>
                        </table:table-cell>
                        <table:table-cell table:style-name="Tableau1.A2" office:value-type="string">
                          <text:p text:style-name="P8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Monod</text:p>
                        </table:table-cell>
                        <table:table-cell table:style-name="Tableau1.A2" office:value-type="string">
                          <text:p text:style-name="P9">S = (cA) / (z + A)</text:p>
                        </table:table-cell>
                        <table:table-cell table:style-name="Tableau1.A2" office:value-type="string">
                          <text:p text:style-name="P8">2</text:p>
                        </table:table-cell>
                        <table:table-cell table:style-name="Tableau1.A2" office:value-type="string">
                          <text:p text:style-name="P8">convex</text:p>
                        </table:table-cell>
                        <table:table-cell table:style-name="Tableau1.A2" office:value-type="string">
                          <text:p text:style-name="P8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rational function</text:p>
                        </table:table-cell>
                        <table:table-cell table:style-name="Tableau1.A2" office:value-type="string">
                          <text:p text:style-name="P9">S = (c + zA) / (1 + fA)</text:p>
                        </table:table-cell>
                        <table:table-cell table:style-name="Tableau1.A2" office:value-type="string">
                          <text:p text:style-name="P8">3</text:p>
                        </table:table-cell>
                        <table:table-cell table:style-name="Tableau1.A2" office:value-type="string">
                          <text:p text:style-name="P8">convex</text:p>
                        </table:table-cell>
                        <table:table-cell table:style-name="Tableau1.A2" office:value-type="string">
                          <text:p text:style-name="P8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logistic</text:p>
                        </table:table-cell>
                        <table:table-cell table:style-name="Tableau1.A2" office:value-type="string">
                          <text:p text:style-name="P9">S = c / (1 + exp(-zA+f)</text:p>
                        </table:table-cell>
                        <table:table-cell table:style-name="Tableau1.A2" office:value-type="string">
                          <text:p text:style-name="P8">3</text:p>
                        </table:table-cell>
                        <table:table-cell table:style-name="Tableau1.A2" office:value-type="string">
                          <text:p text:style-name="P8">sigmoid</text:p>
                        </table:table-cell>
                        <table:table-cell table:style-name="Tableau1.A2" office:value-type="string">
                          <text:p text:style-name="P8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Lomolino</text:p>
                        </table:table-cell>
                        <table:table-cell table:style-name="Tableau1.A2" office:value-type="string">
                          <text:p text:style-name="P9">S = c / 1 + (z<text:span text:style-name="T9">log(f/A)</text:span>)</text:p>
                        </table:table-cell>
                        <table:table-cell table:style-name="Tableau1.A2" office:value-type="string">
                          <text:p text:style-name="P8">3</text:p>
                        </table:table-cell>
                        <table:table-cell table:style-name="Tableau1.A2" office:value-type="string">
                          <text:p text:style-name="P8">sigmoid</text:p>
                        </table:table-cell>
                        <table:table-cell table:style-name="Tableau1.A2" office:value-type="string">
                          <text:p text:style-name="P8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9">cumulative Weibull</text:p>
                        </table:table-cell>
                        <table:table-cell table:style-name="Tableau1.A2" office:value-type="string">
                          <text:p text:style-name="P9">S = c(1 - exp(-zA<text:span text:style-name="T9">f</text:span>)) </text:p>
                        </table:table-cell>
                        <table:table-cell table:style-name="Tableau1.A2" office:value-type="string">
                          <text:p text:style-name="P8">3</text:p>
                        </table:table-cell>
                        <table:table-cell table:style-name="Tableau1.A2" office:value-type="string">
                          <text:p text:style-name="P8">sigmoid</text:p>
                        </table:table-cell>
                        <table:table-cell table:style-name="Tableau1.A2" office:value-type="string">
                          <text:p text:style-name="P8">yes</text:p>
                        </table:table-cell>
                      </table:table-row>
                    </table:table>
                    <text:p text:style-name="Text_20_body"/>
                    <text:p text:style-name="P7">mmSAR handle SAR models as list-objects. A model is a list of 8 elements (examples ar given for the exponential model) :</text:p>
                    <text:p text:style-name="P7"/>
                    <text:list xml:id="list1622518425" text:style-name="L2">
                      <text:list-item>
                        <text:p text:style-name="P28"><text:span text:style-name="T7">$name</text:span> : a character string specifying the name of the model (ex: "expo")</text:p>
                        <text:p text:style-name="P28"/>
                      </text:list-item>
                      <text:list-item>
                        <text:p text:style-name="P28"><text:span text:style-name="T7">$formula </text:span>: an R expression with named parameters (ex: expression(s == z * log(a) <text:soft-page-break/>+ c) )</text:p>
                        <text:p text:style-name="P28"/>
                      </text:list-item>
                      <text:list-item>
                        <text:p text:style-name="P28"><text:span text:style-name="T7">$paramnumber</text:span> : a numeric specifying the numbers of parameters in the function (ex: 2)</text:p>
                        <text:p text:style-name="P28"/>
                      </text:list-item>
                      <text:list-item>
                        <text:p text:style-name="P28"><text:span text:style-name="T7">$paramnames</text:span> : a vector of character string of length $paramnumber specifying the parameters names, as in $formula (ex: c("c","z") )</text:p>
                        <text:p text:style-name="P28"/>
                      </text:list-item>
                      <text:list-item>
                        <text:p text:style-name="P28"><text:span text:style-name="T7">$parLim </text:span>: a vector of character string of length $paramnumber specifying the parameters limits from 'R' for (-∞;+∞), 'Rplus' for [0;+∞) or 'unif' for [0;1] (ex: c("R","Rplus")) </text:p>
                        <text:p text:style-name="P28"/>
                      </text:list-item>
                      <text:list-item>
                        <text:p text:style-name="P28"><text:span text:style-name="T7">$fun</text:span> : an R function corresponding to the model function (ex : function(par,data){if(length(data)&gt;1) d=data[[1]] else d=data; s = par[2] * log(d) + par[1]; names(s)=c("s.expo"); as.vector(s)} )</text:p>
                        <text:p text:style-name="P28"/>
                      </text:list-item>
                      <text:list-item>
                        <text:p text:style-name="P28"><text:span text:style-name="T7">$rssfun </text:span>: an R function corresponding to the model Residual Sum of Squares function (ex : function(par,data,opt){if(opt)par=backLink(par,expo$parLim) ; sum( (data[[2]] - (par[2] * log(data[[1]]) + par[1]) ) ^2 ) } )</text:p>
                        <text:p text:style-name="P28"/>
                      </text:list-item>
                      <text:list-item>
                        <text:p text:style-name="P28"><text:span text:style-name="T7">$init </text:span>: an R function corresponding to an initial values calculation for the fitting algorithm, this is a model specific function as $fun adn $rssfun (ex: function(data){semilog.data = data.frame(log(data[[1]]),data[[2]]) ; names(semilog.data)=c("a","s") ; par=lm(s~a,semilog.data)$coefficients ; names(par)=c("c","z") ; par } )</text:p>
                      </text:list-item>
                    </text:list>
                    <text:p text:style-name="P7"/>
                    <text:p text:style-name="P7">To load a model, for example the exponential model use :</text:p>
                    <text:p text:style-name="P7"/>
                    <text:p text:style-name="P12">load(expo)</text:p>
                    <text:p text:style-name="P7"/>
                    <text:p text:style-name="P15"/>
                    <text:p text:style-name="P16">A more updated documentation will always be available online at http://mmsar.r-forge.r-project.org/</text:p>
                  </text:section>
                </text:section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inherit" svg:font-family="inherit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nherit" style:font-name-asian="inherit" style:font-name-complex="inheri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  <style:text-properties style:font-name="inherit" style:font-name-asian="inherit" style:font-name-complex="inheri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style:font-name="inherit" fo:font-style="italic" style:font-name-asian="inherit" style:font-name-complex="inherit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  <style:text-properties style:font-name="inherit" fo:font-weight="normal" style:font-name-asian="inherit" style:font-weight-asian="normal" style:font-name-complex="inheri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inherit" fo:font-size="24pt" fo:font-weight="bold" style:font-name-asian="inherit" style:font-size-asian="24pt" style:font-weight-asian="bold" style:font-name-complex="inherit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inherit" fo:font-size="18pt" fo:font-weight="bold" style:font-name-asian="inherit" style:font-size-asian="18pt" style:font-weight-asian="bold" style:font-name-complex="inherit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inherit" fo:font-size="14pt" fo:font-weight="bold" style:font-name-asian="inherit" style:font-size-asian="14pt" style:font-weight-asian="bold" style:font-name-complex="inherit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inherit" fo:font-size="12pt" fo:font-weight="bold" style:font-name-asian="inherit" style:font-size-asian="12pt" style:font-weight-asian="bold" style:font-name-complex="inherit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inherit" fo:font-size="7pt" fo:font-weight="bold" style:font-name-asian="inherit" style:font-size-asian="7pt" style:font-weight-asian="bold" style:font-name-complex="inherit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style:font-name="inherit" style:font-name-asian="inherit" style:font-name-complex="inheri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nherit" fo:font-size="10pt" style:font-name-asian="inherit" style:font-size-asian="10pt" style:font-name-complex="inheri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font-name="inherit" style:font-name-asian="inherit" style:font-name-complex="inher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inherit" style:font-name-asian="inherit" style:font-name-complex="inheri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inherit" fo:font-weight="normal" style:font-name-asian="inherit" style:font-weight-asian="normal" style:font-name-complex="inherit" style:font-weight-complex="normal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font-name="inherit" style:text-underline-style="solid" style:text-underline-width="auto" style:text-underline-color="font-color" style:font-name-asian="inherit" style:font-name-complex="inherit"/>
    </style:style>
    <style:style style:name="ACRONYM" style:family="text">
      <style:text-properties style:font-name="inherit" style:font-name-asian="inherit" style:font-name-complex="inherit"/>
    </style:style>
    <style:style style:name="Source_20_Text" style:display-name="Source Text" style:family="text">
      <style:text-properties style:font-name="inherit" style:font-name-asian="inherit" style:font-name-complex="inherit"/>
    </style:style>
    <style:style style:name="DEL" style:family="text">
      <style:text-properties style:font-name="inherit" style:font-name-asian="inherit" style:font-name-complex="inherit"/>
    </style:style>
    <style:style style:name="Definition" style:family="text">
      <style:text-properties style:font-name="inherit" style:font-name-asian="inherit" style:font-name-complex="inherit"/>
    </style:style>
    <style:style style:name="Emphasis" style:family="text">
      <style:text-properties style:font-name="inherit" fo:font-style="italic" style:font-name-asian="inherit" style:font-style-asian="italic" style:font-name-complex="inherit" style:font-style-complex="italic"/>
    </style:style>
    <style:style style:name="Q" style:family="text">
      <style:text-properties style:font-name="inherit" style:font-name-asian="inherit" style:font-name-complex="inherit"/>
    </style:style>
    <style:style style:name="Visited_20_Internet_20_Link" style:display-name="Visited Internet Link" style:family="text">
      <style:text-properties fo:color="#800000" style:font-name="inherit" fo:language="zxx" fo:country="none" style:text-underline-style="solid" style:text-underline-width="auto" style:text-underline-color="font-color" style:font-name-asian="inherit" style:language-asian="zxx" style:country-asian="none" style:font-name-complex="inherit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ois Guilhaumon</meta:initial-creator>
    <dc:title>mmSAR - an R package for the modelling of the Species-Area Relationship</dc:title>
    <dc:date>2010-04-28T18:35:44</dc:date>
    <dc:creator>François Guilhaumon</dc:creator>
    <meta:generator>OpenOffice.org/3.0$Linux OpenOffice.org_project/300m15$Build-9379</meta:generator>
    <meta:editing-duration>PT00H50M38S</meta:editing-duration>
    <meta:editing-cycles>9</meta:editing-cycles>
    <meta:document-statistic meta:table-count="1" meta:image-count="6" meta:object-count="0" meta:page-count="5" meta:paragraph-count="104" meta:word-count="928" meta:character-count="6021"/>
    <meta:user-defined meta:name="Info 1"/>
    <meta:user-defined meta:name="Info 2"/>
    <meta:user-defined meta:name="Info 3"/>
    <meta:user-defined meta:name="Info 4"/>
  </office:meta>
</office:document-meta>
</file>